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200%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justify" style:justify-single-word="false" style:page-number="auto"/>
    </style:style>
    <style:style style:name="P6" style:family="paragraph" style:parent-style-name="Standard" style:list-style-name="WW8Num2">
      <style:paragraph-properties fo:margin-left="0.5in" fo:margin-right="0in" fo:line-height="200%" fo:text-indent="-0.25in" style:auto-text-indent="false"/>
    </style:style>
    <style:style style:name="P7" style:family="paragraph" style:parent-style-name="Standard" style:list-style-name="WW8Num1">
      <style:paragraph-properties fo:margin-left="0.5in" fo:margin-right="0in" fo:line-height="200%" fo:text-indent="-0.25in" style:auto-text-indent="false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e components of the Design are variants of well-understood components; the following review aims to guide the reader through the basics. Starting with the acquisition components</text:p>
      <text:p text:style-name="P4"/>
      <text:p text:style-name="P4">Multi-meters are well-understood and have several wired implementations in the digital realm. National Instruments sells a basic PCMCIA data acquisition board and provides software to use a consumer PDA as a multimeter[2]. The LabVIEW software is relied upon heavily for processing with this approach.</text:p>
      <text:p text:style-name="P4"/>
      <text:p text:style-name="P4">Digital Signal Oscilloscopes (DSOs) have also been </text:p>
      <text:p text:style-name="P4"/>
      <text:p text:style-name="P4"/>
      <text:p text:style-name="P4"/>
      <text:p text:style-name="P4"/>
      <text:p text:style-name="P2">Digital Oscilloscope</text:p>
      <text:p text:style-name="P1"><text:tab/>The oscilloscope that is being made in this work has the specs of:</text:p>
      <text:list xml:id="list20545414" text:style-name="WW8Num2">
        <text:list-item>
          <text:p text:style-name="P6">1 channel</text:p>
        </text:list-item>
        <text:list-item>
          <text:p text:style-name="P6">Digital</text:p>
        </text:list-item>
        <text:list-item>
          <text:p text:style-name="P6">Communication to a computer/palm pilot</text:p>
        </text:list-item>
        <text:list-item>
          <text:p text:style-name="P6">Accuracy of 1mV</text:p>
        </text:list-item>
        <text:list-item>
          <text:p text:style-name="P6">+5V to -5V input range</text:p>
        </text:list-item>
        <text:list-item>
          <text:p text:style-name="P6">8ksps (kilo-samples per second)</text:p>
        </text:list-item>
        <text:list-item>
          <text:p text:style-name="P6">Amplification circuit [1]</text:p>
        </text:list-item>
      </text:list>
      <text:p text:style-name="P1">The work explains how exactly an oscilloscope works. <text:s/>It works by taking voltage levels and then converting those into digital signals using an analog to digital converter chip or ADC. <text:s/>Then using the digital converted signal the oscilloscope then displays it on a screen. <text:s/>It is then discussed how the design and construction of the oscilloscope is done but for the purposes of this project all that really matters is how the oscilloscope works.</text:p>
      <text:p text:style-name="P1"/>
      <text:p text:style-name="P2">Build a Bluetooth Enabled PDA Digital Multimeter with LabVIEW PDA</text:p>
      <text:p text:style-name="P1"><text:soft-page-break/><text:tab/>This discusses how to make a digital multimeter that has Bluetooth capabilities. <text:s/>This instrument is made with just a PDA but has different programming. <text:s/>The design of this is done in a program that is called LabVIEW [2]. <text:s/>The program LabVIEW also designs the PDA that one would use when going by the instructions set here.</text:p>
      <text:p text:style-name="P2"/>
      <text:p text:style-name="P2">Simple Logic Analyser </text:p>
      <text:p text:style-name="P1"><text:tab/>This tells how to make a simple logic analyzer for less than five dollars. <text:s/>This particular one is simple and does not need an external power supply [3]. <text:s/>Since this particular logic analyzer is works on a computer it will be easy to apply what is in here to the project. <text:s/>In particular it speaks about programs that could be used such as that the author of the website wrote himself, they are written in Verilog. <text:s/>The website then discusses how to possibly take this to further extents like:</text:p>
      <text:list xml:id="list20556410" text:style-name="WW8Num1">
        <text:list-item>
          <text:p text:style-name="P7">More inputs</text:p>
        </text:list-item>
        <text:list-item>
          <text:p text:style-name="P7">Counter inputs</text:p>
        </text:list-item>
        <text:list-item>
          <text:p text:style-name="P7">Outputs</text:p>
        </text:list-item>
        <text:list-item>
          <text:p text:style-name="P7">Better software</text:p>
        </text:list-item>
        <text:list-item>
          <text:p text:style-name="P7">and USB [3].</text:p>
        </text:list-item>
      </text:list>
      <text:p text:style-name="P3"/>
      <text:p text:style-name="P2">The Oscilloscope</text:p>
      <text:p text:style-name="P1"><text:span text:style-name="T1"><text:tab/></text:span>This tells about the both analog and digital oscilloscopes. <text:s/>It states that the only difference between the analog and digital oscilloscopes is that the digital oscilloscope that the digital oscilloscope has more hardware to it. <text:s/>[4]</text:p>
      <text:p text:style-name="P1"/>
      <text:p text:style-name="P2"><text:soft-page-break/>AD7822:  3 V/5 V, 2 MSPS, 8-Bit, 1-/4-/8-Channel Sampling ADCs</text:p>
      <text:p text:style-name="P1">This tells about the AD 7822 an analog to digital converter. <text:s/>This particular ADC has the specs that would be beneficial to our project.[5]</text:p>
      <text:p text:style-name="P2">The XYZs of Logic Analyzers</text:p>
      <text:p text:style-name="P1"><text:tab/>This piece of work goes into an in-depth analysis of what a logic analyzer is. <text:s/>It stats that a logic analyzer is sometimes preferred to an oscilloscope because of the amount of data that one can see with a logic analyzer.[6]</text:p>
      <text:p text:style-name="P1">[1] <text:a xlink:type="simple" xlink:href="http://glory.honour.ca/projects/Oscilloscope/Oscilloscope.html"><text:span text:style-name="Internet_20_link">http://glory.honour.ca/projects/Oscilloscope/Oscilloscope.html</text:span></text:a></text:p>
      <text:p text:style-name="P1">[2] <text:a xlink:type="simple" xlink:href="http://zone.ni.com/devzone/cda/tut/p/id/3052"><text:span text:style-name="Internet_20_link">http://zone.ni.com/devzone/cda/tut/p/id/3052</text:span></text:a></text:p>
      <text:p text:style-name="P1">[3] <text:a xlink:type="simple" xlink:href="http://uvasux.googlepages.com/simplelogicanalyser"><text:span text:style-name="Internet_20_link">http://uvasux.googlepages.com/simplelogicanalyser</text:span></text:a></text:p>
      <text:p text:style-name="P1">[4] <text:a xlink:type="simple" xlink:href="https://www.cs.tcd.ie/courses/baict/bac/jf/labs/scope/oscilloscope.html"><text:span text:style-name="Internet_20_link">https://www.cs.tcd.ie/courses/baict/bac/jf/labs/scope/oscilloscope.html</text:span></text:a></text:p>
      <text:p text:style-name="P1">[5] <text:a xlink:type="simple" xlink:href="http://www.analog.com/en/analog-to-digital-converters/ad-converters/AD7822/products/product.html"><text:span text:style-name="Internet_20_link">http://www.analog.com/en/analog-to-digital-converters/ad-converters/AD7822/products/product.html</text:span></text:a></text:p>
      <text:p text:style-name="P1">[6] <text:a xlink:type="simple" xlink:href="http://web.mit.edu/6.111/www/s2007/handouts/LA.pdf"><text:span text:style-name="Internet_20_link">http://web.mit.edu/6.111/www/s2007/handouts/LA.pdf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Literature Revie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Lenox</meta:initial-creator>
    <meta:creation-date>2008-11-10T00:43:38.07</meta:creation-date>
    <dc:date>2008-11-10T01:02:24</dc:date>
    <dc:creator>Joseph Lenox</dc:creator>
    <meta:editing-duration>PT00H16M38S</meta:editing-duration>
    <meta:editing-cycles>7</meta:editing-cycles>
    <meta:generator>OpenOffice.org/3.0$Win32 OpenOffice.org_project/300m9$Build-9358</meta:generator>
    <meta:document-statistic meta:table-count="0" meta:image-count="0" meta:object-count="0" meta:page-count="3" meta:paragraph-count="35" meta:word-count="501" meta:character-count="3303"/>
  </office:meta>
</office:document-meta>
</file>